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Image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otal time – file IO</text:p>
          </table:table-cell>
          <table:table-cell office:value-type="string" calcext:value-type="string">
            <text:p>File IO Read</text:p>
          </table:table-cell>
          <table:table-cell office:value-type="string" calcext:value-type="string">
            <text:p>File IO write</text:p>
          </table:table-cell>
          <table:table-cell office:value-type="string" calcext:value-type="string">
            <text:p>Host to Device</text:p>
          </table:table-cell>
          <table:table-cell office:value-type="string" calcext:value-type="string">
            <text:p>Horizontal Convolution</text:p>
          </table:table-cell>
          <table:table-cell office:value-type="string" calcext:value-type="string">
            <text:p>Vertical Convolution</text:p>
          </table:table-cell>
          <table:table-cell office:value-type="string" calcext:value-type="string">
            <text:p>Magnitude Kernel</text:p>
          </table:table-cell>
          <table:table-cell office:value-type="string" calcext:value-type="string">
            <text:p>Gradient Kernel</text:p>
          </table:table-cell>
          <table:table-cell office:value-type="string" calcext:value-type="string">
            <text:p>Thrust Sorting</text:p>
          </table:table-cell>
          <table:table-cell office:value-type="string" calcext:value-type="string">
            <text:p>Suppression Kernel</text:p>
          </table:table-cell>
          <table:table-cell office:value-type="string" calcext:value-type="string">
            <text:p>Hysteresis Kernel</text:p>
          </table:table-cell>
          <table:table-cell office:value-type="string" calcext:value-type="string">
            <text:p>Edge Linking Kernel</text:p>
          </table:table-cell>
          <table:table-cell office:value-type="string" calcext:value-type="string">
            <text:p>Device to Host</text:p>
          </table:table-cell>
          <table:table-cell office:value-type="string" calcext:value-type="string">
            <text:p>Block Siz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0415.36" calcext:value-type="float">
            <text:p>700415.36</text:p>
          </table:table-cell>
          <table:table-cell office:value-type="float" office:value="609965.44" calcext:value-type="float">
            <text:p>609965.44</text:p>
          </table:table-cell>
          <table:table-cell office:value-type="float" office:value="351.56" calcext:value-type="float">
            <text:p>351.56</text:p>
          </table:table-cell>
          <table:table-cell office:value-type="float" office:value="90098.36" calcext:value-type="float">
            <text:p>90098.36</text:p>
          </table:table-cell>
          <table:table-cell office:value-type="float" office:value="556.9" calcext:value-type="float">
            <text:p>556.9</text:p>
          </table:table-cell>
          <table:table-cell office:value-type="float" office:value="353.14" calcext:value-type="float">
            <text:p>353.14</text:p>
          </table:table-cell>
          <table:table-cell office:value-type="float" office:value="328.6" calcext:value-type="float">
            <text:p>328.6</text:p>
          </table:table-cell>
          <table:table-cell office:value-type="float" office:value="195.96" calcext:value-type="float">
            <text:p>195.96</text:p>
          </table:table-cell>
          <table:table-cell office:value-type="float" office:value="209.14" calcext:value-type="float">
            <text:p>209.14</text:p>
          </table:table-cell>
          <table:table-cell office:value-type="float" office:value="458.74" calcext:value-type="float">
            <text:p>458.74</text:p>
          </table:table-cell>
          <table:table-cell office:value-type="float" office:value="295.74" calcext:value-type="float">
            <text:p>295.74</text:p>
          </table:table-cell>
          <table:table-cell office:value-type="float" office:value="286.74" calcext:value-type="float">
            <text:p>286.74</text:p>
          </table:table-cell>
          <table:table-cell office:value-type="float" office:value="245.76" calcext:value-type="float">
            <text:p>245.76</text:p>
          </table:table-cell>
          <table:table-cell office:value-type="float" office:value="1127.86" calcext:value-type="float">
            <text:p>1127.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1563.4" calcext:value-type="float">
            <text:p>401563.4</text:p>
          </table:table-cell>
          <table:table-cell office:value-type="float" office:value="396367.06" calcext:value-type="float">
            <text:p>396367.06</text:p>
          </table:table-cell>
          <table:table-cell office:value-type="float" office:value="1183.36" calcext:value-type="float">
            <text:p>1183.36</text:p>
          </table:table-cell>
          <table:table-cell office:value-type="float" office:value="4012.98" calcext:value-type="float">
            <text:p>4012.98</text:p>
          </table:table-cell>
          <table:table-cell office:value-type="float" office:value="661.62" calcext:value-type="float">
            <text:p>661.62</text:p>
          </table:table-cell>
          <table:table-cell office:value-type="float" office:value="603.14" calcext:value-type="float">
            <text:p>603.14</text:p>
          </table:table-cell>
          <table:table-cell office:value-type="float" office:value="637.12" calcext:value-type="float">
            <text:p>637.12</text:p>
          </table:table-cell>
          <table:table-cell office:value-type="float" office:value="419.78" calcext:value-type="float">
            <text:p>419.78</text:p>
          </table:table-cell>
          <table:table-cell office:value-type="float" office:value="471.82" calcext:value-type="float">
            <text:p>471.82</text:p>
          </table:table-cell>
          <table:table-cell office:value-type="float" office:value="1572.34" calcext:value-type="float">
            <text:p>1572.34</text:p>
          </table:table-cell>
          <table:table-cell office:value-type="float" office:value="315.48" calcext:value-type="float">
            <text:p>315.48</text:p>
          </table:table-cell>
          <table:table-cell office:value-type="float" office:value="403.86" calcext:value-type="float">
            <text:p>403.86</text:p>
          </table:table-cell>
          <table:table-cell office:value-type="float" office:value="380.76" calcext:value-type="float">
            <text:p>380.76</text:p>
          </table:table-cell>
          <table:table-cell office:value-type="float" office:value="4262.66" calcext:value-type="float">
            <text:p>4262.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82090.16" calcext:value-type="float">
            <text:p>382090.16</text:p>
          </table:table-cell>
          <table:table-cell office:value-type="float" office:value="363889.84" calcext:value-type="float">
            <text:p>363889.84</text:p>
          </table:table-cell>
          <table:table-cell office:value-type="float" office:value="4259.5" calcext:value-type="float">
            <text:p>4259.5</text:p>
          </table:table-cell>
          <table:table-cell office:value-type="float" office:value="13940.82" calcext:value-type="float">
            <text:p>13940.82</text:p>
          </table:table-cell>
          <table:table-cell office:value-type="float" office:value="1458.76" calcext:value-type="float">
            <text:p>1458.76</text:p>
          </table:table-cell>
          <table:table-cell office:value-type="float" office:value="955.58" calcext:value-type="float">
            <text:p>955.58</text:p>
          </table:table-cell>
          <table:table-cell office:value-type="float" office:value="915.2" calcext:value-type="float">
            <text:p>915.2</text:p>
          </table:table-cell>
          <table:table-cell office:value-type="float" office:value="355.24" calcext:value-type="float">
            <text:p>355.24</text:p>
          </table:table-cell>
          <table:table-cell office:value-type="float" office:value="404.36" calcext:value-type="float">
            <text:p>404.36</text:p>
          </table:table-cell>
          <table:table-cell office:value-type="float" office:value="4126.62" calcext:value-type="float">
            <text:p>4126.62</text:p>
          </table:table-cell>
          <table:table-cell office:value-type="float" office:value="432.5" calcext:value-type="float">
            <text:p>432.5</text:p>
          </table:table-cell>
          <table:table-cell office:value-type="float" office:value="278.22" calcext:value-type="float">
            <text:p>278.22</text:p>
          </table:table-cell>
          <table:table-cell office:value-type="float" office:value="272.6" calcext:value-type="float">
            <text:p>272.6</text:p>
          </table:table-cell>
          <table:table-cell office:value-type="float" office:value="14704.22" calcext:value-type="float">
            <text:p>14704.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27459.346938776" calcext:value-type="float">
            <text:p>727459.346938776</text:p>
          </table:table-cell>
          <table:table-cell office:value-type="float" office:value="666668.918367347" calcext:value-type="float">
            <text:p>666668.918367347</text:p>
          </table:table-cell>
          <table:table-cell office:value-type="float" office:value="14238.306122449" calcext:value-type="float">
            <text:p>14238.306122449</text:p>
          </table:table-cell>
          <table:table-cell office:value-type="float" office:value="46552.1224489796" calcext:value-type="float">
            <text:p>46552.1224489796</text:p>
          </table:table-cell>
          <table:table-cell office:value-type="float" office:value="5923.97959183673" calcext:value-type="float">
            <text:p>5923.97959183673</text:p>
          </table:table-cell>
          <table:table-cell office:value-type="float" office:value="3945.81632653061" calcext:value-type="float">
            <text:p>3945.81632653061</text:p>
          </table:table-cell>
          <table:table-cell office:value-type="float" office:value="3988.95918367347" calcext:value-type="float">
            <text:p>3988.95918367347</text:p>
          </table:table-cell>
          <table:table-cell office:value-type="float" office:value="1198.44897959184" calcext:value-type="float">
            <text:p>1198.44897959184</text:p>
          </table:table-cell>
          <table:table-cell office:value-type="float" office:value="1166.63265306122" calcext:value-type="float">
            <text:p>1166.63265306122</text:p>
          </table:table-cell>
          <table:table-cell office:value-type="float" office:value="6535.28571428572" calcext:value-type="float">
            <text:p>6535.28571428572</text:p>
          </table:table-cell>
          <table:table-cell office:value-type="float" office:value="1151.89795918367" calcext:value-type="float">
            <text:p>1151.89795918367</text:p>
          </table:table-cell>
          <table:table-cell office:value-type="float" office:value="843.714285714286" calcext:value-type="float">
            <text:p>843.714285714286</text:p>
          </table:table-cell>
          <table:table-cell office:value-type="float" office:value="525.673469387755" calcext:value-type="float">
            <text:p>525.673469387755</text:p>
          </table:table-cell>
          <table:table-cell office:value-type="float" office:value="56778.8163265306" calcext:value-type="float">
            <text:p>56778.81632653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91527.25531915" calcext:value-type="float">
            <text:p>1391527.25531915</text:p>
          </table:table-cell>
          <table:table-cell office:value-type="float" office:value="1135606.5106383" calcext:value-type="float">
            <text:p>1135606.5106383</text:p>
          </table:table-cell>
          <table:table-cell office:value-type="float" office:value="63279.2553191489" calcext:value-type="float">
            <text:p>63279.2553191489</text:p>
          </table:table-cell>
          <table:table-cell office:value-type="float" office:value="192641.489361702" calcext:value-type="float">
            <text:p>192641.489361702</text:p>
          </table:table-cell>
          <table:table-cell office:value-type="float" office:value="19486.5744680851" calcext:value-type="float">
            <text:p>19486.5744680851</text:p>
          </table:table-cell>
          <table:table-cell office:value-type="float" office:value="16476.4042553192" calcext:value-type="float">
            <text:p>16476.4042553192</text:p>
          </table:table-cell>
          <table:table-cell office:value-type="float" office:value="15665" calcext:value-type="float">
            <text:p>15665</text:p>
          </table:table-cell>
          <table:table-cell office:value-type="float" office:value="3671.23404255319" calcext:value-type="float">
            <text:p>3671.23404255319</text:p>
          </table:table-cell>
          <table:table-cell office:value-type="float" office:value="3806.51063829787" calcext:value-type="float">
            <text:p>3806.51063829787</text:p>
          </table:table-cell>
          <table:table-cell office:value-type="float" office:value="12474.1063829787" calcext:value-type="float">
            <text:p>12474.1063829787</text:p>
          </table:table-cell>
          <table:table-cell office:value-type="float" office:value="4676.57446808511" calcext:value-type="float">
            <text:p>4676.57446808511</text:p>
          </table:table-cell>
          <table:table-cell office:value-type="float" office:value="2673.25531914894" calcext:value-type="float">
            <text:p>2673.25531914894</text:p>
          </table:table-cell>
          <table:table-cell office:value-type="float" office:value="1264.93617021277" calcext:value-type="float">
            <text:p>1264.93617021277</text:p>
          </table:table-cell>
          <table:table-cell office:value-type="float" office:value="215742.170212766" calcext:value-type="float">
            <text:p>215742.1702127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7470925.25" calcext:value-type="float">
            <text:p>7470925.25</text:p>
          </table:table-cell>
          <table:table-cell office:value-type="float" office:value="5058697.70833333" calcext:value-type="float">
            <text:p>5058697.70833333</text:p>
          </table:table-cell>
          <table:table-cell office:value-type="float" office:value="376772.708333333" calcext:value-type="float">
            <text:p>376772.708333333</text:p>
          </table:table-cell>
          <table:table-cell office:value-type="float" office:value="2035454.83333333" calcext:value-type="float">
            <text:p>2035454.83333333</text:p>
          </table:table-cell>
          <table:table-cell office:value-type="float" office:value="123318.708333333" calcext:value-type="float">
            <text:p>123318.708333333</text:p>
          </table:table-cell>
          <table:table-cell office:value-type="float" office:value="115332.708333333" calcext:value-type="float">
            <text:p>115332.708333333</text:p>
          </table:table-cell>
          <table:table-cell office:value-type="float" office:value="90538.4166666667" calcext:value-type="float">
            <text:p>90538.4166666667</text:p>
          </table:table-cell>
          <table:table-cell office:value-type="float" office:value="26247.7916666667" calcext:value-type="float">
            <text:p>26247.7916666667</text:p>
          </table:table-cell>
          <table:table-cell office:value-type="float" office:value="26296.25" calcext:value-type="float">
            <text:p>26296.25</text:p>
          </table:table-cell>
          <table:table-cell office:value-type="float" office:value="60415.75" calcext:value-type="float">
            <text:p>60415.75</text:p>
          </table:table-cell>
          <table:table-cell office:value-type="float" office:value="28901.5" calcext:value-type="float">
            <text:p>28901.5</text:p>
          </table:table-cell>
          <table:table-cell office:value-type="float" office:value="17386.3333333333" calcext:value-type="float">
            <text:p>17386.3333333333</text:p>
          </table:table-cell>
          <table:table-cell office:value-type="float" office:value="10410.4583333333" calcext:value-type="float">
            <text:p>10410.4583333333</text:p>
          </table:table-cell>
          <table:table-cell office:value-type="float" office:value="1456024.45833333" calcext:value-type="float">
            <text:p>1456024.45833333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8:32:20.568000000</meta:creation-date>
    <dc:date>2019-04-26T08:35:05.506000000</dc:date>
    <meta:editing-duration>PT2M45S</meta:editing-duration>
    <meta:editing-cycles>1</meta:editing-cycles>
    <meta:document-statistic meta:table-count="1" meta:cell-count="112" meta:object-count="0"/>
    <meta:generator>LibreOffice/6.1.2.1$Windows_X86_64 LibreOffice_project/65905a128db06ba48db947242809d14d3f9a93fe</meta:generator>
  </office:meta>
</office:document-meta>
</file>